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3173"/>
    </style:style>
    <style:style style:name="P2" style:family="paragraph" style:parent-style-name="Standard">
      <style:text-properties officeooo:paragraph-rsid="001aa107"/>
    </style:style>
    <style:style style:name="P3" style:family="paragraph" style:parent-style-name="Standard">
      <style:text-properties officeooo:paragraph-rsid="001c1eab"/>
    </style:style>
    <style:style style:name="P4" style:family="paragraph" style:parent-style-name="Standard">
      <style:text-properties officeooo:paragraph-rsid="001c2f7e"/>
    </style:style>
    <style:style style:name="P5" style:family="paragraph" style:parent-style-name="Standard">
      <style:text-properties officeooo:paragraph-rsid="001c9ad4"/>
    </style:style>
    <style:style style:name="P6" style:family="paragraph" style:parent-style-name="Standard">
      <style:text-properties officeooo:paragraph-rsid="001d1b03"/>
    </style:style>
    <style:style style:name="P7" style:family="paragraph" style:parent-style-name="Standard">
      <style:text-properties officeooo:paragraph-rsid="001ec01f"/>
    </style:style>
    <style:style style:name="T1" style:family="text">
      <style:text-properties officeooo:rsid="001931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3173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93173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193173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93173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193173" style:font-style-asian="normal" style:font-weight-asian="normal" style:font-style-complex="normal" style:font-weight-complex="normal"/>
    </style:style>
    <style:style style:name="T12" style:family="text">
      <style:text-properties officeooo:rsid="001aa107"/>
    </style:style>
    <style:style style:name="T13" style:family="text">
      <style:text-properties officeooo:rsid="001c9ad4"/>
    </style:style>
    <style:style style:name="T14" style:family="text">
      <style:text-properties officeooo:rsid="001ec0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1">1)</text:span></text:p>
      <text:p text:style-name="P4"><text:span text:style-name="Source_20_Text"><text:span text:style-name="T10">SELECT * FROM `PERSONNAGES`,`JOUEUR` WHERE PERSONNAGES.idJoueur=JOUEUR.idJoueur AND JOUEUR.</text:span></text:span></text:p>
      <text:p text:style-name="Standard"><text:span text:style-name="Source_20_Text"/></text:p>
      <text:p text:style-name="P1"><text:span text:style-name="Source_20_Text"><text:span text:style-name="T1">2) pas possible dans cette bdd manque une table intermerdiaire entre personnage ou joueur <text:s/>et les objets </text:span></text:span></text:p>
      <text:p text:style-name="P1"><text:span text:style-name="Source_20_Text"/></text:p>
      <text:p text:style-name="P4"><text:span text:style-name="Source_20_Text"><text:span text:style-name="T1">3)</text:span></text:span></text:p>
      <text:p text:style-name="P4"><text:span text:style-name="Source_20_Text">SELECT * FROM `JOUEUR`,`Apprendre`,`SORTS` WHERE JOUEUR.idJoueur=Apprendre.idJoueur and JOUEUR.idJoueur=1 </text:span></text:p>
      <text:p text:style-name="P1"><text:span text:style-name="Source_20_Text"/></text:p>
      <text:p text:style-name="P3"><text:span text:style-name="Source_20_Text"><text:span text:style-name="T12">4)</text:span></text:span></text:p>
      <text:p text:style-name="P3"><text:span text:style-name="Source_20_Text">SELECT * FROM JOUEUR </text:span></text:p>
      <text:p text:style-name="P3"><text:span text:style-name="Source_20_Text">INNER JOIN Apprendre ON JOUEUR.idJoueur=Apprendre.idJoueur </text:span></text:p>
      <text:p text:style-name="P3"><text:span text:style-name="Source_20_Text">INNER JOIN SORTS ON Apprendre.idSort=SORTS.idSort </text:span></text:p>
      <text:p text:style-name="P3"><text:span text:style-name="Source_20_Text">INNER JOIN SortBesoins ON SORTS.idSort=SortBesoins.idArtefact INNER JOIN OBJETS ON SortBesoins.idArtefact=OBJETS.idObjet </text:span></text:p>
      <text:p text:style-name="P3"><text:span text:style-name="Source_20_Text">WHERE JOUEUR.idJoueur =2 </text:span></text:p>
      <text:p text:style-name="P2"><text:span text:style-name="Source_20_Text"/></text:p>
      <text:p text:style-name="P5"><text:span text:style-name="Source_20_Text"><text:span text:style-name="T13">5)</text:span></text:span></text:p>
      <text:p text:style-name="P6"><text:span text:style-name="Source_20_Text">SELECT SORTS.*,PERSONNAGES.nomP FROM PERSONNAGES </text:span></text:p>
      <text:p text:style-name="P6"><text:span text:style-name="Source_20_Text">INNER JOIN TERRAINS ON PERSONNAGES.idTerrain = TERRAINS.idTerrains INNER JOIN TYPES_TERRAIN ON TERRAINS.typeT= TYPES_TERRAIN.idTypeT INNER JOIN SortDisponible ON TYPES_TERRAIN.idTypeT= SortDisponible.idTypeT </text:span></text:p>
      <text:p text:style-name="P6"><text:span text:style-name="Source_20_Text">INNER JOIN SORTS ON SortDisponible.idSort=SORTS.idSort </text:span></text:p>
      <text:p text:style-name="P6"><text:span text:style-name="Source_20_Text">WHERE PERSONNAGES.idPerso=7 </text:span></text:p>
      <text:p text:style-name="P6"><text:span text:style-name="Source_20_Text"/></text:p>
      <text:p text:style-name="P7"><text:span text:style-name="Source_20_Text"><text:span text:style-name="T14">6) ref question 2</text:span></text:span></text:p>
      <text:p text:style-name="P5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4:29:04.929110221</meta:creation-date>
    <dc:date>2018-01-16T16:00:10.498446178</dc:date>
    <meta:editing-duration>PT1H44S</meta:editing-duration>
    <meta:editing-cycles>6</meta:editing-cycles>
    <meta:generator>LibreOffice/5.3.1.2$Linux_X86_64 LibreOffice_project/30m0$Build-2</meta:generator>
    <meta:document-statistic meta:table-count="0" meta:image-count="0" meta:object-count="0" meta:page-count="1" meta:paragraph-count="17" meta:word-count="98" meta:character-count="943" meta:non-whitespace-character-count="850"/>
  </office:meta>
</office:document-meta>
</file>